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ahoma" officeooo:rsid="00034d1e" officeooo:paragraph-rsid="00034d1e"/>
    </style:style>
    <style:style style:name="P2" style:family="paragraph" style:parent-style-name="Standard" style:list-style-name="L1">
      <style:text-properties style:font-name="Tahoma" officeooo:rsid="0006cd01" officeooo:paragraph-rsid="0006cd01"/>
    </style:style>
    <style:style style:name="P3" style:family="paragraph" style:parent-style-name="Standard" style:list-style-name="L1">
      <style:text-properties style:font-name="Tahoma" officeooo:rsid="0008a0da" officeooo:paragraph-rsid="0008a0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55595118347474410" text:style-name="L1">
        <text:list-item>
          <text:p text:style-name="P1">Búa (trang 19, hình 53)</text:p>
        </text:list-item>
        <text:list-item>
          <text:p text:style-name="P1">Bảng đen (trang 11, hình 20)</text:p>
        </text:list-item>
        <text:list-item>
          <text:p text:style-name="P2">Mặt trống (trang 13, hình 29)</text:p>
        </text:list-item>
        <text:list-item>
          <text:p text:style-name="P2">Chim hòa bình (trang 12, hình 23)</text:p>
        </text:list-item>
        <text:list-item>
          <text:p text:style-name="P3">Trái tim (trang 38, hình 15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4-07-20T19:22:05.653484842</meta:creation-date>
    <dc:date>2014-07-22T20:06:59.708409490</dc:date>
    <meta:editing-duration>PT7M26S</meta:editing-duration>
    <meta:editing-cycles>4</meta:editing-cycles>
    <meta:generator>LibreOffice/4.2.5.2$Linux_X86_64 LibreOffice_project/420$Build-2</meta:generator>
    <meta:document-statistic meta:table-count="0" meta:image-count="0" meta:object-count="0" meta:page-count="1" meta:paragraph-count="5" meta:word-count="35" meta:character-count="151" meta:non-whitespace-character-count="126"/>
  </office:meta>
</office:document-meta>
</file>